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8" style:family="table-row">
      <style:table-row-properties style:min-row-height="0.5257in" fo:keep-together="auto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4ee581" officeooo:paragraph-rsid="004ee581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4f0d96" officeooo:paragraph-rsid="004f0d96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4fbe6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8d15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91bb5" officeooo:paragraph-rsid="004fbe6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09c4" officeooo:paragraph-rsid="004fbe6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14445" officeooo:paragraph-rsid="00514445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7a6bb" officeooo:paragraph-rsid="0057a6b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e8b57" loext:opacity="100%" fo:font-weight="bold" officeooo:rsid="00514445" officeooo:paragraph-rsid="00514445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e8b57" loext:opacity="100%" fo:font-weight="bold" officeooo:rsid="0053fcc1" officeooo:paragraph-rsid="0053fcc1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normal" officeooo:rsid="00514445" officeooo:paragraph-rsid="00514445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normal" officeooo:rsid="002169f7" officeooo:paragraph-rsid="00233fb1" style:font-weight-asian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use-window-font-color="true" loext:opacity="0%" fo:font-weight="normal" officeooo:rsid="0057a6bb" officeooo:paragraph-rsid="0057a6bb" style:font-weight-asian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51d24" officeooo:paragraph-rsid="00551d24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63eba" officeooo:paragraph-rsid="00563eba"/>
    </style:style>
    <style:style style:name="T1" style:family="text">
      <style:text-properties officeooo:rsid="0019b8c6"/>
    </style:style>
    <style:style style:name="T2" style:family="text">
      <style:text-properties officeooo:rsid="004fbe6b"/>
    </style:style>
    <style:style style:name="T3" style:family="text">
      <style:text-properties officeooo:rsid="0057a6bb"/>
    </style:style>
    <style:style style:name="T4" style:family="text">
      <style:text-properties officeooo:rsid="0055495f"/>
    </style:style>
    <style:style style:name="T5" style:family="text">
      <style:text-properties officeooo:rsid="00573da8"/>
    </style:style>
    <style:style style:name="T6" style:family="text">
      <style:text-properties officeooo:rsid="005d1436"/>
    </style:style>
    <style:style style:name="T7" style:family="text">
      <style:text-properties officeooo:rsid="005ed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7" office:value-type="string">
            <text:p text:style-name="P2">PlayCard</text:p>
            <text:p text:style-name="P3">void</text:p>
          </table:table-cell>
          <table:table-cell table:style-name="Table1.A1" table:number-columns-spanned="4" office:value-type="string">
            <text:p text:style-name="P4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In/Out <text:s text:c="2"/>(I/O)</text:p>
          </table:table-cell>
        </table:table-row>
        <table:table-row table:style-name="Table1.1">
          <table:covered-table-cell table:style-name="Table1.A3"/>
          <table:table-cell table:style-name="Table1.A3" office:value-type="string">
            <text:p text:style-name="P5">stack</text:p>
          </table:table-cell>
          <table:table-cell table:style-name="Table1.A3" office:value-type="string">
            <text:p text:style-name="P6">List&lt;int&gt;</text:p>
          </table:table-cell>
          <table:table-cell table:style-name="Table1.A3" office:value-type="string">
            <text:p text:style-name="P7">The desti<text:span text:style-name="T1">nation of </text:span><text:span text:style-name="T2">the card to be played</text:span></text:p>
          </table:table-cell>
          <table:table-cell table:style-name="Table1.A3" office:value-type="string">
            <text:p text:style-name="P6">ref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cards</text:p>
          </table:table-cell>
          <table:table-cell table:style-name="Table1.A1" office:value-type="string">
            <text:p text:style-name="P6">List&lt;int&gt;</text:p>
          </table:table-cell>
          <table:table-cell table:style-name="Table1.A1" office:value-type="string">
            <text:p text:style-name="P8">The source of cards to grab from</text:p>
          </table:table-cell>
          <table:table-cell table:style-name="Table1.A1" office:value-type="string">
            <text:p text:style-name="P6">ref</text:p>
          </table:table-cell>
        </table:table-row>
        <table:table-row table:style-name="Table1.1">
          <table:covered-table-cell table:style-name="Table1.A3"/>
          <table:table-cell table:style-name="Table1.A3" office:value-type="string">
            <text:p text:style-name="P9">skip</text:p>
          </table:table-cell>
          <table:table-cell table:style-name="Table1.A3" office:value-type="string">
            <text:p text:style-name="P9">bool</text:p>
          </table:table-cell>
          <table:table-cell table:style-name="Table1.A3" office:value-type="string">
            <text:p text:style-name="P10">Game info: should the next player skip?</text:p>
          </table:table-cell>
          <table:table-cell table:style-name="Table1.A3" office:value-type="string">
            <text:p text:style-name="P6">ref</text:p>
          </table:table-cell>
        </table:table-row>
        <table:table-row table:style-name="Table1.1">
          <table:covered-table-cell table:style-name="Table1.A3"/>
          <table:table-cell table:style-name="Table1.A3" office:value-type="string">
            <text:p text:style-name="P11">card</text:p>
          </table:table-cell>
          <table:table-cell table:style-name="Table1.A3" office:value-type="string">
            <text:p text:style-name="P11">int</text:p>
          </table:table-cell>
          <table:table-cell table:style-name="Table1.A3" office:value-type="string">
            <text:p text:style-name="P12">The card ID that should be played</text:p>
          </table:table-cell>
          <table:table-cell table:style-name="Table1.A3" office:value-type="string">
            <text:p text:style-name="P11">in</text:p>
          </table:table-cell>
        </table:table-row>
        <table:table-row table:style-name="Table1.1">
          <table:covered-table-cell table:style-name="Table1.A3"/>
          <table:table-cell table:style-name="Table1.A3" office:value-type="string">
            <text:p text:style-name="P13">draw_chain</text:p>
          </table:table-cell>
          <table:table-cell table:style-name="Table1.A3" office:value-type="string">
            <text:p text:style-name="P13">int</text:p>
          </table:table-cell>
          <table:table-cell table:style-name="Table1.A3" office:value-type="string">
            <text:p text:style-name="P14">G<text:span text:style-name="T3">ame info:</text:span></text:p>
            <text:p text:style-name="P15">The amount of cards to be drawn in current chain</text:p>
          </table:table-cell>
          <table:table-cell table:style-name="Table1.A3" office:value-type="string">
            <text:p text:style-name="P13">ref</text:p>
          </table:table-cell>
        </table:table-row>
        <table:table-row table:style-name="Table1.8">
          <table:table-cell table:style-name="Table1.A1" office:value-type="string">
            <text:p text:style-name="P4">Hypotheses</text:p>
            <text:p text:style-name="P4"/>
          </table:table-cell>
          <table:table-cell table:style-name="Table1.A1" table:number-columns-spanned="4" office:value-type="string">
            <text:p text:style-name="P16"><text:span text:style-name="T4">i</text:span>nt card must correspond to one of the cards from List&lt;int&gt; stack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4" office:value-type="string">
            <text:p text:style-name="P17">Move a card from one deck to another <text:span text:style-name="T5">and apply effects </text:span><text:span text:style-name="T6">if the card type corresponds to one that has them </text:span><text:span text:style-name="T7">(draw, skip next player, ...)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59:54.697245963</dc:date>
    <meta:editing-duration>PT46M27S</meta:editing-duration>
    <meta:editing-cycles>73</meta:editing-cycles>
    <meta:document-statistic meta:table-count="1" meta:image-count="0" meta:object-count="0" meta:page-count="1" meta:paragraph-count="33" meta:word-count="105" meta:character-count="551" meta:non-whitespace-character-count="477"/>
  </office:meta>
</office:document-meta>
</file>